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pitch="fixed"/>
    <style:font-face style:name="Monocraft1" svg:font-family="Monocraft, 'Droid Sans Mono', monospace, monospace"/>
    <style:font-face style:name="Noto Sans CJK SC" svg:font-family="'Noto Sans CJK SC'" style:font-family-generic="system" style:font-pitch="variable"/>
  </office:font-face-decls>
  <office:automatic-styles>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5pt solid #000000" fo:border-right="none" fo:border-top="0.5pt solid #000000" fo:border-bottom="0.5pt solid #000000"/>
    </style:style>
    <style:style style:name="Таблица1.C1" style:family="table-cell">
      <style:table-cell-properties fo:padding="0.097cm" fo:border="0.5pt solid #000000"/>
    </style:style>
    <style:style style:name="Таблица1.A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style:line-height-at-least="0.503cm"/>
      <style:text-properties fo:color="#000000" loext:opacity="100%" style:font-name="Monocraft1" fo:font-size="12pt" fo:font-weight="normal" officeooo:rsid="0025549a" officeooo:paragraph-rsid="0025549a" fo:background-color="#ffffff" style:font-size-asian="12pt" style:font-size-complex="12pt"/>
    </style:style>
    <style:style style:name="P2" style:family="paragraph" style:parent-style-name="Standard">
      <style:paragraph-properties style:line-height-at-least="0.503cm"/>
      <style:text-properties fo:color="#000000" loext:opacity="100%" style:font-name="Monocraft1" fo:font-size="10pt" fo:font-weight="normal" fo:background-color="#ffffff" style:font-size-asian="10pt" style:font-size-complex="10pt"/>
    </style:style>
    <style:style style:name="P3" style:family="paragraph" style:parent-style-name="Standard">
      <style:paragraph-properties style:line-height-at-least="0.503cm"/>
      <style:text-properties fo:color="#000000" loext:opacity="100%" style:font-name="Monocraft1" fo:font-size="10pt" fo:font-weight="normal" officeooo:paragraph-rsid="00233623" fo:background-color="#ffffff" style:font-size-asian="10pt" style:font-size-complex="10pt"/>
    </style:style>
    <style:style style:name="P4" style:family="paragraph" style:parent-style-name="Standard">
      <style:paragraph-properties style:line-height-at-least="0.503cm"/>
      <style:text-properties fo:color="#000000" loext:opacity="100%" style:font-name="Monocraft" fo:font-size="12pt" officeooo:rsid="001eb674" officeooo:paragraph-rsid="001eb674" fo:background-color="#ffffff" style:font-size-asian="12pt" style:font-size-complex="12pt"/>
    </style:style>
    <style:style style:name="P5" style:family="paragraph" style:parent-style-name="Standard">
      <style:paragraph-properties style:line-height-at-least="0.503cm"/>
      <style:text-properties fo:color="#000000" loext:opacity="100%" style:font-name="Monocraft" fo:font-size="12pt" officeooo:rsid="0025549a" officeooo:paragraph-rsid="0025549a" fo:background-color="#ffffff" style:font-size-asian="12pt" style:font-size-complex="12pt"/>
    </style:style>
    <style:style style:name="P6" style:family="paragraph" style:parent-style-name="Standard">
      <style:paragraph-properties style:line-height-at-least="0.503cm"/>
      <style:text-properties fo:color="#000000" loext:opacity="100%" style:font-name="Monocraft" fo:font-size="12pt" officeooo:rsid="00267ebd" officeooo:paragraph-rsid="00267ebd" fo:background-color="#ffffff" style:font-size-asian="12pt" style:font-size-complex="12pt"/>
    </style:style>
    <style:style style:name="P7" style:family="paragraph" style:parent-style-name="Standard">
      <style:paragraph-properties style:line-height-at-least="0.503cm"/>
      <style:text-properties fo:color="#000000" loext:opacity="100%" style:font-name="Monocraft" fo:font-size="10pt" officeooo:rsid="001dfb52" officeooo:paragraph-rsid="001dfb52" fo:background-color="#ffffff" style:font-size-asian="10pt" style:font-size-complex="10pt"/>
    </style:style>
    <style:style style:name="P8" style:family="paragraph" style:parent-style-name="Standard">
      <style:paragraph-properties style:line-height-at-least="0.503cm"/>
      <style:text-properties fo:color="#000000" loext:opacity="100%" style:font-name="Monocraft" fo:font-size="10pt" officeooo:rsid="001eb674" officeooo:paragraph-rsid="001eb674" fo:background-color="#ffffff" style:font-size-asian="10pt" style:font-size-complex="10pt"/>
    </style:style>
    <style:style style:name="P9" style:family="paragraph" style:parent-style-name="Standard">
      <style:paragraph-properties style:line-height-at-least="0.503cm"/>
      <style:text-properties fo:color="#000000" loext:opacity="100%" style:font-name="Monocraft" fo:font-size="10pt" officeooo:rsid="002154fc" officeooo:paragraph-rsid="002154fc" fo:background-color="#ffffff" style:font-size-asian="10pt" style:font-size-complex="10pt"/>
    </style:style>
    <style:style style:name="P10" style:family="paragraph" style:parent-style-name="Standard">
      <style:paragraph-properties style:line-height-at-least="0.503cm"/>
      <style:text-properties fo:color="#000000" loext:opacity="100%" fo:font-size="10pt" fo:background-color="#ffffff" style:font-size-asian="10pt" style:font-size-complex="10pt"/>
    </style:style>
    <style:style style:name="P11" style:family="paragraph" style:parent-style-name="Table_20_Contents">
      <style:text-properties style:font-name="Monocraft" fo:font-size="10pt" officeooo:rsid="002154fc" officeooo:paragraph-rsid="002154fc" style:font-size-asian="10pt" style:font-size-complex="10pt"/>
    </style:style>
    <style:style style:name="T1" style:family="text">
      <style:text-properties style:text-position="sub 58%"/>
    </style:style>
    <style:style style:name="T2" style:family="text">
      <style:text-properties style:text-position="sub 58%" officeooo:rsid="001dfb52"/>
    </style:style>
    <style:style style:name="T3" style:family="text">
      <style:text-properties officeooo:rsid="001dfb52"/>
    </style:style>
    <style:style style:name="T4" style:family="text">
      <style:text-properties style:text-position="0% 100%"/>
    </style:style>
    <style:style style:name="T5" style:family="text">
      <style:text-properties style:text-position="0% 100%" officeooo:rsid="001dfb52"/>
    </style:style>
    <style:style style:name="T6" style:family="text">
      <style:text-properties style:text-position="super 58%"/>
    </style:style>
    <style:style style:name="T7" style:family="text">
      <style:text-properties style:text-position="super 58%" officeooo:rsid="001dfb52"/>
    </style:style>
    <style:style style:name="T8" style:family="text">
      <style:text-properties officeooo:rsid="001eb674"/>
    </style:style>
    <style:style style:name="T9" style:family="text">
      <style:text-properties officeooo:rsid="00233623"/>
    </style:style>
    <style:style style:name="T10" style:family="text">
      <style:text-properties officeooo:rsid="0023ba5a"/>
    </style:style>
    <style:style style:name="T11" style:family="text">
      <style:text-properties officeooo:rsid="0025549a"/>
    </style:style>
    <style:style style:name="T12" style:family="text">
      <style:text-properties officeooo:rsid="00267ebd"/>
    </style:style>
    <style:style style:name="T13" style:family="text">
      <style:text-properties officeooo:rsid="002807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9">Задача A: </text:span>Дрова</text:p>
      <text:p text:style-name="P3"/>
      <text:p text:style-name="P2">Антон хочет построить себе новый дом.</text:p>
      <text:p text:style-name="P2">Не далеко от того места где Антон хочет построить дом растет лес в котором есть <text:span text:style-name="T8">N</text:span> деревьев.</text:p>
      <text:p text:style-name="P2">Каждый дом нужно с чего - то начинать, по этому <text:span text:style-name="T10">А</text:span>нтону нужно построить фундамент дома, который представляет из себя квадрат со сто<text:span text:style-name="T11">­</text:span>роной <text:span text:style-name="T8">M</text:span> метров, <text:span text:style-name="T9">в углах которого есть нахлест, то есть бревна 4 4 4 4 может образовывать фундамент со стороной 4, а 5 3 5 3 нет</text:span>.</text:p>
      <text:p text:style-name="P2">Для того чтобы узнать сможет ли Антон построить фундамент, он измерил высоту каждого дерева.</text:p>
      <text:p text:style-name="P2">Но после этого он очень устал, поэтому просит <text:span text:style-name="T3">ВАС</text:span> узнать сможет ли он сделать фундамент.</text:p>
      <text:p text:style-name="P10"/>
      <text:p text:style-name="P2">Входные данные:</text:p>
      <text:p text:style-name="P2">В первой строке входных данных вам даны N и <text:span text:style-name="T8">M</text:span> (0 &lt; N &lt; <text:span text:style-name="T3">10</text:span><text:span text:style-name="T7">4</text:span><text:span text:style-name="T5">, 0 &lt;</text:span> <text:span text:style-name="T8">M</text:span> &lt; 10<text:span text:style-name="T6">9</text:span>)</text:p>
      <text:p text:style-name="P2">Во второй строке дан массив чисел a<text:span text:style-name="T1">0</text:span>, a<text:span text:style-name="T1">1</text:span>, a<text:span text:style-name="T1">2</text:span> ... a<text:span text:style-name="T1">n-1</text:span>, a<text:span text:style-name="T2">n</text:span><text:span text:style-name="T4"> </text:span><text:span text:style-name="T5">(0 &lt;= a</text:span><text:span text:style-name="T2">i</text:span><text:span text:style-name="T7"> </text:span><text:span text:style-name="T5">&lt;= 10</text:span><text:span text:style-name="T7">9</text:span><text:span text:style-name="T5">)</text:span></text:p>
      <text:p text:style-name="P10"/>
      <text:p text:style-name="P2">Выходные данные:</text:p>
      <text:p text:style-name="P7">В первой и единственной строки входных данных ВЫ должны вывести YES если Антон может сделать фундамент и NO иначе.</text:p>
      <text:p text:style-name="P7"/>
      <text:p text:style-name="P7"/>
      <text:p text:style-name="P7">Примеры:</text:p>
      <text:p text:style-name="P7">Ввод:</text:p>
      <text:p text:style-name="P7">6 3</text:p>
      <text:p text:style-name="P7">4 1 3 5 7 2</text:p>
      <text:p text:style-name="P7">Вывод:</text:p>
      <text:p text:style-name="P7">YES</text:p>
      <text:p text:style-name="P7"/>
      <text:p text:style-name="P7">Ввод:</text:p>
      <text:p text:style-name="P7">7 5</text:p>
      <text:p text:style-name="P7">1 2 3 2 7 9 4</text:p>
      <text:p text:style-name="P7">Вывод:</text:p>
      <text:p text:style-name="P7">NO</text:p>
      <text:p text:style-name="P7"/>
      <text:p text:style-name="P7"/>
      <text:p text:style-name="P8">Пояснение к тестам:</text:p>
      <text:p text:style-name="P8">В первом тесте Антон может взять деревья высотой 4 3 5 7 и обрезать каждое из них до длинны 3;</text:p>
      <text:p text:style-name="P8">Во втором тесте Антон не может взять дост<text:span text:style-name="T9">а</text:span>точное количество деревьев.</text:p>
      <text:p text:style-name="P8"/>
      <text:p text:style-name="P8"/>
      <text:p text:style-name="P9">Группы тестов:</text:p>
      <table:table table:name="Таблица1" table:style-name="Таблица1">
        <table:table-column table:style-name="Таблица1.A" table:number-columns-repeated="3"/>
        <table:table-row>
          <table:table-cell table:style-name="Таблица1.A1" office:value-type="string">
            <text:p text:style-name="P11">Номер</text:p>
          </table:table-cell>
          <table:table-cell table:style-name="Таблица1.A1" office:value-type="string">
            <text:p text:style-name="P11">Ограничения</text:p>
          </table:table-cell>
          <table:table-cell table:style-name="Таблица1.C1" office:value-type="string">
            <text:p text:style-name="P11">Баллы</text:p>
          </table:table-cell>
        </table:table-row>
        <table:table-row>
          <table:table-cell table:style-name="Таблица1.A2" office:value-type="string">
            <text:p text:style-name="P11">1</text:p>
          </table:table-cell>
          <table:table-cell table:style-name="Таблица1.A2" office:value-type="string">
            <text:p text:style-name="P11">N &lt; 10</text:p>
          </table:table-cell>
          <table:table-cell table:style-name="Таблица1.C2" office:value-type="string">
            <text:p text:style-name="P11">10</text:p>
          </table:table-cell>
        </table:table-row>
        <table:table-row>
          <table:table-cell table:style-name="Таблица1.A2" office:value-type="string">
            <text:p text:style-name="P11">2</text:p>
          </table:table-cell>
          <table:table-cell table:style-name="Таблица1.A2" office:value-type="string">
            <text:p text:style-name="P11">N &lt; 10<text:span text:style-name="T4">00</text:span></text:p>
          </table:table-cell>
          <table:table-cell table:style-name="Таблица1.C2" office:value-type="string">
            <text:p text:style-name="P11"><text:span text:style-name="T13">4</text:span>0</text:p>
          </table:table-cell>
        </table:table-row>
        <table:table-row>
          <table:table-cell table:style-name="Таблица1.A2" office:value-type="string">
            <text:p text:style-name="P11">3</text:p>
          </table:table-cell>
          <table:table-cell table:style-name="Таблица1.A2" office:value-type="string">
            <text:p text:style-name="P11">N &lt; 10<text:span text:style-name="T6">4</text:span></text:p>
          </table:table-cell>
          <table:table-cell table:style-name="Таблица1.C2" office:value-type="string">
            <text:p text:style-name="P11">50</text:p>
          </table:table-cell>
        </table:table-row>
      </table:table>
      <text:p text:style-name="P9"/>
      <text:p text:style-name="P4"/>
      <text:p text:style-name="P5"><text:soft-page-break/>Задача B: </text:p>
      <text:p text:style-name="P5"/>
      <text:p text:style-name="P5">Задача С: Обед, Уютненько</text:p>
      <text:p text:style-name="P5"/>
      <text:p text:style-name="P5"><text:tab/>Владик Адищев после олимпиады по матану не успел нормально пообедать, по этому он очень хочет есть. Но так как детей из подвала есть ему запретили, он решил поесть свои запасы апильсинок из его тумбочки. Но вот беда…</text:p>
      <text:p text:style-name="P5"><text:tab/>Некоторое время назад Влад поставил на свою тумбочку замок с паролем. И как же так получилось что он совсем забыл <text:s/>пароль от этого замка. Вероятно он так бы и мучался от голода до самого ужина, но тут появились вы. Влад очень хочет чтобы вы ему помогли.</text:p>
      <text:p text:style-name="P5"><text:tab/><text:span text:style-name="T12">Помогите Владу.</text:span></text:p>
      <text:p text:style-name="P5"/>
      <text:p text:style-name="P6">Входные данные:</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craft" svg:font-family="Monocraft" style:font-pitch="fixed"/>
    <style:font-face style:name="Monocraft1" svg:font-family="Monocraft, 'Droid Sans Mono', monospace, monospac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1T14:43:22.048158513</meta:creation-date>
    <dc:date>2024-02-01T16:04:30.232237731</dc:date>
    <meta:editing-duration>PT1H21M4S</meta:editing-duration>
    <meta:editing-cycles>9</meta:editing-cycles>
    <meta:generator>LibreOffice/7.4.7.2$Linux_X86_64 LibreOffice_project/40$Build-2</meta:generator>
    <meta:document-statistic meta:table-count="1" meta:image-count="0" meta:object-count="0" meta:page-count="2" meta:paragraph-count="44" meta:word-count="333" meta:character-count="1722" meta:non-whitespace-character-count="1428"/>
  </office:meta>
</office:document-meta>
</file>